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3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4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5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6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Helvetica Neue" fo:font-size="11.25pt" fo:letter-spacing="normal" fo:font-style="normal" fo:font-weight="bold"/>
    </style:style>
    <style:style style:name="T3" style:family="text"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4" style:family="text">
      <style:text-properties style:text-position="33% 80%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ANALYSIS OF ALGORITHMS STUDY GUIDE</text:h>
      <text:p text:style-name="P1"><text:line-break/><text:span text:style-name="T1">Tilde notation</text:span>. We say that f(N) ~ g(N) if f(N)/g(N) converges to 1 as N gets large. This is a general concept about mathematical functions and is not restricted to running time, memory, or any other specific domain.</text:p>
      <text:p text:style-name="P1"><text:span text:style-name="T1">Power-law assumption</text:span>. For empirical analyses in COS 226, we typically assume that the running time obeys a power law—T(N) ~ aN<text:span text:style-name="T4">b</text:span>. Empirical derivation of accurate hypotheses for non-power law running times is beyond the scope of our course.</text:p>
      <text:p text:style-name="P2"><text:span text:style-name="T2">Cost model</text:span><text:span text:style-name="T3">. For theoretical analyses of running time in COS 226, we will assume a </text:span><text:span text:style-name="Emphasis"><text:span text:style-name="T3">cost model</text:span></text:span><text:span text:style-name="T3">, namely that some particular operation (or operations) dominates the running time of a program. Then, we express the running time in terms of the total number of that operation as a function of the input size. To simplify things, we usually give this frequency count in Tilde notation.</text:span></text:p>
      <text:p text:style-name="P1"><text:span text:style-name="T1">Order of growth</text:span>. If we have two functions f(N) and g(N), and f(n) ~ c g(N) for some constant c &gt; 0, we say the order of growth of f(N) is g(N). Typically g(N) is one of the following functions: 1, log N, N, N log N, N<text:span text:style-name="T4">2</text:span>, N<text:span text:style-name="T4">3</text:span>, or 2<text:span text:style-name="T4">N</text:span>.</text:p>
      <text:p text:style-name="P1"><text:span text:style-name="T1">Performance depends on inputs</text:span>. We can characterize an algorithm's performance by its best case, worst case, and average case.</text:p>
      <text:p text:style-name="P1"><text:span text:style-name="T1">Difficulty of a problem</text:span>. To understand the difficulty of a particular problem in COS 226, we often consider the worst-case order-of-growth of the best possible algorithm for the problem. We can upper bound the difficulty of a problem by the performance of the best-known algorithm. Finding a good lower bound for a problem is usually a difficult challenge.</text:p>
      <text:p text:style-name="P1"><text:span text:style-name="T1">Big Oh, Big Omega, Big Theta</text:span>. These notations are commonly used in the theory of algorithms. They are similar in spirit to Tilde notation, but throw away leading constants. Many programmers use Big-Oh notation incorrectly when they really mean order of growth.</text:p>
      <text:p text:style-name="P1"><text:span text:style-name="T1">Worst-case order of growth isn't everything</text:span>. Just because one algorithm has a better order of growth than other does not mean that it is faster in practice. We will encounter some notable counterexamples, including quicksort vs. mergesort.</text:p>
      <text:p text:style-name="P1"><text:span text:style-name="T1">Memory analysis</text:span>. Know how to calculate the memory utilization of a class with the 64-bit memory model from the textbook.</text:p>
      <text:p text:style-name="P1"><text:span text:style-name="T1">Theoretical and empirical analysis</text:span>. Hypotheses generated through theoretical analysis (or guesswork like our power law assumption) should be validated with data before being fully trusted.</text:p>
      <text:h text:style-name="P4" text:outline-level="3">Recommended Problems</text:h>
      <text:h text:style-name="P3" text:outline-level="4">C level</text:h>
      <text:list xml:id="list7871887575605026407" text:style-name="L1">
        <text:list-item>
          <text:p text:style-name="P9">Textbook 1.4.4</text:p>
        </text:list-item>
        <text:list-item>
          <text:p text:style-name="P9">Fall 2010 Midterm, #1d</text:p>
        </text:list-item>
        <text:list-item>
          <text:p text:style-name="P6"><text:soft-page-break/>Fall 2011 Midterm, #2</text:p>
        </text:list-item>
      </text:list>
      <text:h text:style-name="P3" text:outline-level="4">B level</text:h>
      <text:list xml:id="list7769084780749344193" text:style-name="L2">
        <text:list-item>
          <text:p text:style-name="P10">Textbook 1.4.5</text:p>
        </text:list-item>
        <text:list-item>
          <text:p text:style-name="P10">Fall 2009 Midterm, #1</text:p>
        </text:list-item>
        <text:list-item>
          <text:p text:style-name="P10">Fall 2010 Midterm, #1a, #1c</text:p>
        </text:list-item>
        <text:list-item>
          <text:p text:style-name="P10">Spring 2012 Midterm, #1</text:p>
        </text:list-item>
        <text:list-item>
          <text:p text:style-name="P7">Spring 2013 Final, #4</text:p>
        </text:list-item>
      </text:list>
      <text:h text:style-name="P3" text:outline-level="4">A level</text:h>
      <text:list xml:id="list2150516983370769995" text:style-name="L3">
        <text:list-item>
          <text:p text:style-name="P11">Spring 2013 Midterm, #1</text:p>
        </text:list-item>
        <text:list-item>
          <text:p text:style-name="P11">Suppose the optimal (and possibly unknown) solution to problem P has order of growth F(N). Suppose that the best known solution has runtime that is Θ(B(N)). Finally, suppose that there is a clever proof that no solution can possibly have order of growth that is less than L(N). Which of the following can you surmise?</text:p>
          <text:list>
            <text:list-item>
              <text:p text:style-name="P11">F(N) = O(B(N))</text:p>
            </text:list-item>
            <text:list-item>
              <text:p text:style-name="P11">B(N) = O(F(N))</text:p>
            </text:list-item>
            <text:list-item>
              <text:p text:style-name="P11">The limit of F(N)/B(N) as N goes to infinity cannot be infinity.</text:p>
            </text:list-item>
            <text:list-item>
              <text:p text:style-name="P11">F(N) = Ω(L(N))</text:p>
            </text:list-item>
            <text:list-item>
              <text:p text:style-name="P11">L(N) = Ω(F(N))</text:p>
            </text:list-item>
            <text:list-item>
              <text:p text:style-name="P8">B(N) &gt; F(N) for sufficiently large 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0S</meta:editing-duration>
    <meta:editing-cycles>4</meta:editing-cycles>
    <meta:generator>LibreOffice/4.3.5.2$Windows_x86 LibreOffice_project/3a87456aaa6a95c63eea1c1b3201acedf0751bd5</meta:generator>
    <dc:date>2015-01-29T11:50:33.355000000</dc:date>
    <meta:document-statistic meta:table-count="0" meta:image-count="0" meta:object-count="0" meta:page-count="2" meta:paragraph-count="31" meta:word-count="542" meta:character-count="3119" meta:non-whitespace-character-count="2624"/>
    <meta:user-defined meta:name="Info 1"/>
    <meta:user-defined meta:name="Info 2"/>
    <meta:user-defined meta:name="Info 3"/>
    <meta:user-defined meta:name="Info 4"/>
  </office:meta>
</office:document-meta>
</file>